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PathOrActionType.actionExists( String actionName , TypeDeclaration type , AnnotationInstance annotationToIgnore , CoreAnnotationProcessorEnv env , FlowControllerInfo fcInfo , boolean checkInheritedAc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WebappPathOrActionType.checkAction( String stringValue , AnnotationValue annValue , MemberDeclaration classMemb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WebappPathOrActionType.WebappPathOrActionType( boolean pathMustBeRelative ,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athOrAction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